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6"/>
    <style:style style:name="P26" style:family="paragraph" style:parent-style-name="Heading_20_1">
      <style:text-properties fo:language="en" fo:country="GB"/>
    </style:style>
    <style:style style:name="P27" style:family="paragraph" style:parent-style-name="Heading_20_2">
      <style:text-properties fo:language="en" fo:country="GB"/>
    </style:style>
    <style:style style:name="P28" style:family="paragraph" style:parent-style-name="First_20_line_20_indent" style:list-style-name="L1"/>
    <style:style style:name="P29" style:family="paragraph" style:parent-style-name="First_20_line_20_indent" style:list-style-name="L2"/>
    <style:style style:name="P30" style:family="paragraph" style:parent-style-name="First_20_line_20_indent" style:list-style-name="L3"/>
    <style:style style:name="P31" style:family="paragraph" style:parent-style-name="First_20_line_20_indent" style:list-style-name="L4"/>
    <style:style style:name="P32" style:family="paragraph" style:parent-style-name="First_20_line_20_indent">
      <style:text-properties style:font-name="Verdana1" style:font-name-asian="Times New Roman" style:font-name-complex="Times New Roman"/>
    </style:style>
    <style:style style:name="P33" style:family="paragraph" style:parent-style-name="First_20_line_20_indent" style:list-style-name="L5"/>
    <style:style style:name="P34"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font-name-asian="Times New Roman" style:font-name-complex="Times New Roman"/>
    </style:style>
    <style:style style:name="T5" style:family="text">
      <style:text-properties style:text-position="sub 58%"/>
    </style:style>
    <style:style style:name="T6" style:family="text">
      <style:text-properties style:text-position="sub 58%" style:font-name="Verdana1" style:font-name-asian="Times New Roman" style:font-name-complex="Times New Roman"/>
    </style:style>
    <style:style style:name="T7"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h text:style-name="P26" text:outline-level="1">Document structure</text:h>
      <text:h text:style-name="P27"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0. Document structure<text:tab/>2</text:p>
          <text:p text:style-name="P21">0.1 Table of content<text:tab/>2</text:p>
          <text:p text:style-name="P21">0.2 Revision history<text:tab/>2</text:p>
          <text:p text:style-name="P21">0.3 References<text:tab/>2</text:p>
          <text:p text:style-name="P21">0.4 Glossary<text:tab/>2</text:p>
        </text:index-body>
      </text:table-of-content>
      <text:p text:style-name="P11"/>
      <text:h text:style-name="P27"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27"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27" text:outline-level="2">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5426038" text:style-name="L1">
        <text:list-item>
          <text:p text:style-name="P23">Pédales permanentes. Exemples :</text:p>
          <text:list>
            <text:list-item>
              <text:p text:style-name="P23">banque N</text:p>
            </text:list-item>
            <text:list-item>
              <text:p text:style-name="P23">banque suivante</text:p>
            </text:list-item>
            <text:list-item>
              <text:p text:style-name="P23">banque précédente</text:p>
            </text:list-item>
            <text:list-item>
              <text:p text:style-name="P23">preset { N, … }</text:p>
            </text:list-item>
            <text:list-item>
              <text:p text:style-name="P23">preset suivant</text:p>
            </text:list-item>
            <text:list-item>
              <text:p text:style-name="P23">preset précédent</text:p>
            </text:list-item>
            <text:list-item>
              <text:p text:style-name="P23">Toggle accordeur (effet global)</text:p>
            </text:list-item>
            <text:list-item>
              <text:p text:style-name="P23">Toggle effet { X, … }</text:p>
            </text:list-item>
            <text:list-item>
              <text:p text:style-name="P23">Event trigger</text:p>
            </text:list-item>
          </text:list>
        </text:list-item>
        <text:list-item>
          <text:p text:style-name="P28">Zone de banque</text:p>
        </text:list-item>
      </text:list>
      <text:p text:style-name="First_20_line_20_indent">Banque :</text:p>
      <text:list xml:id="list35518493" text:continue-numbering="true" text:style-name="L1">
        <text:list-item>
          <text:p text:style-name="P23">Pédales permanentes</text:p>
          <text:list>
            <text:list-item>
              <text:p text:style-name="P23">preset { N, … }</text:p>
            </text:list-item>
            <text:list-item>
              <text:p text:style-name="P23">preset suivant</text:p>
            </text:list-item>
            <text:list-item>
              <text:p text:style-name="P23">preset précédent</text:p>
            </text:list-item>
            <text:list-item>
              <text:p text:style-name="P23">Toggle accordeur</text:p>
            </text:list-item>
            <text:list-item>
              <text:p text:style-name="P23">Toggle effet { X, … }</text:p>
            </text:list-item>
            <text:list-item>
              <text:p text:style-name="P23">Event trigger</text:p>
            </text:list-item>
          </text:list>
        </text:list-item>
        <text:list-item>
          <text:p text:style-name="P28">Zone de preset</text:p>
        </text:list-item>
      </text:list>
      <text:p text:style-name="First_20_line_20_indent">Preset :</text:p>
      <text:list xml:id="list35541826" text:continue-numbering="true" text:style-name="L1">
        <text:list-item>
          <text:p text:style-name="P23">Assignation expression → effet X paramètre N</text:p>
        </text:list-item>
        <text:list-item>
          <text:p text:style-name="P23">Pédales contextuelles</text:p>
          <text:list>
            <text:list-item>
              <text:p text:style-name="P23">Effet X on/off</text:p>
            </text:list-item>
            <text:list-item>
              <text:p text:style-name="P23">Event trigger</text:p>
            </text:list-item>
            <text:list-item>
              <text:p text:style-name="P23">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5444012" text:style-name="L2">
        <text:list-item>
          <text:p text:style-name="P24">Thread user input</text:p>
        </text:list-item>
        <text:list-item>
          <text:p text:style-name="P24">Thread de commande, qui gère la structure du document et toutes ses modifications.</text:p>
          <text:list>
            <text:list-item>
              <text:p text:style-name="P24">Répond aussi vite que possible aux sollicitations utilisateur</text:p>
            </text:list-item>
            <text:list-item>
              <text:p text:style-name="P24">Prépare les données pour le thread audio</text:p>
            </text:list-item>
            <text:list-item>
              <text:p text:style-name="P24">Instancie, reconfigure et détruit les plug-ins.</text:p>
            </text:list-item>
          </text:list>
        </text:list-item>
        <text:list-item>
          <text:p text:style-name="P29">Thread audio, qui pourra éventuellement être multipliés pour profiter du multi-core.</text:p>
        </text:list-item>
      </text:list>
      <text:p text:style-name="First_20_line_20_indent">Il y a également des threads spécifiquement dédiés aux E/S.</text:p>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5449577" text:style-name="L3">
        <text:list-item>
          <text:p text:style-name="P30">Notification d’arrêt d’utilisation d’une ressource</text:p>
        </text:list-item>
        <text:list-item>
          <text:p text:style-name="P30">Nouveau bloc de contrôle</text:p>
        </text:list-item>
        <text:list-item>
          <text:p text:style-name="P30">Paramètre de plug-in</text:p>
        </text:list-item>
      </text:list>
      <text:p text:style-name="First_20_line_20_indent">Messages thread audio → thread de commande :</text:p>
      <text:list xml:id="list35444354" text:style-name="L4">
        <text:list-item>
          <text:p text:style-name="P31"><text:soft-page-break/>Réponse à la notification d’arrêt d’utilisation d’une ressource</text:p>
        </text:list-item>
        <text:list-item>
          <text:p text:style-name="P31">Recyclage d’un bloc de contrôle</text:p>
        </text:list-item>
        <text:list-item>
          <text:p text:style-name="P31">Paramètre de plug-in</text:p>
        </text:list-item>
      </text:list>
      <text:p text:style-name="First_20_line_20_indent"/>
      <text:h text:style-name="Heading_20_2" text:outline-level="2">Contrôleurs</text:h>
      <text:p text:style-name="First_20_line_20_indent"/>
      <text:p text:style-name="First_20_line_20_indent"/>
      <text:p text:style-name="First_20_line_20_indent"/>
      <text:h text:style-name="Heading_20_1" text:outline-level="1">Implémentation</text:h>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4">Ω ou</text:span> 1 M<text:span text:style-name="T4">Ω (valeur à tester) en pull-down sur les entrées de l’ADC, afin qu’aucune broche ne soit jamais complètement dans le vide et ne fasse antenne.</text:span></text:p>
      <text:p text:style-name="P32">Si on pose Ra la valeur du potentiomètre, Rb la valeur du pull-down et p la position du potentiomètre entre 0 et 1, on obtient le potentiel suivant à la borne du curseur : V = Vref * PontDiviseur (Ra *p // Rb, Ra * (1 – p)) = Vref * (1 – Ra * (1 – p) / (Ra * Rb * p / (Ra * p + Rb) + Ra *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5">SAT</text:span> &lt; 0,25 V et VBE<text:span text:style-name="T5">SAT</text:span> = 0,7 V. <text:span text:style-name="T4">β</text:span> = 200.</text:p>
      <text:p text:style-name="First_20_line_20_indent">LED choisies :</text:p>
      <text:list xml:id="list35429246" text:style-name="L5">
        <text:list-item>
          <text:p text:style-name="P33">Rouge, 180 mcd (20 mA, 1,95 V). R<text:span text:style-name="T5">R</text:span> = (V<text:span text:style-name="T5">ALIM</text:span> – VCE<text:span text:style-name="T5">SAT</text:span> – V<text:span text:style-name="T5">LED</text:span>) / I<text:span text:style-name="T5">C</text:span> = (3,3 – 0,25 – 1,95) / 0,020 = 55 <text:span text:style-name="T4">Ω. On arrondit à la valeur standardisée de 56 Ω.</text:span></text:p>
        </text:list-item>
        <text:list-item>
          <text:p text:style-name="P33">Verte, 150 mcd (20 mA, 2,1 V). Pour compenser la luminosité on déplace le point de fonctionnement : (24 mA, 2,15 V). R<text:span text:style-name="T5">G</text:span> = (V<text:span text:style-name="T5">ALIM</text:span> – VCE<text:span text:style-name="T5">SAT</text:span> – V<text:span text:style-name="T5">LED</text:span>) / I<text:span text:style-name="T5">C</text:span> = (3,3 – 0,25 – 2,15) / 0,024 = 37,5 <text:span text:style-name="T4">Ω. On arrondit à la valeur standardisée de 39 Ω.</text:span></text:p>
        </text:list-item>
      </text:list>
      <text:p text:style-name="First_20_line_20_indent"><text:span text:style-name="T4">Résistance de base : I</text:span><text:span text:style-name="T6">B</text:span><text:span text:style-name="T7">min</text:span><text:span text:style-name="T4"> = I</text:span><text:span text:style-name="T6">C</text:span><text:span text:style-name="T4"> / </text:span><text:span text:style-name="T4">β</text:span><text:span text:style-name="T4"> = 0,024 / 200 = 0,12 mA. R</text:span><text:span text:style-name="T6">B</text:span><text:span text:style-name="T7">max</text:span><text:span text:style-name="T4"> = (V</text:span><text:span text:style-name="T6">HI</text:span><text:span text:style-name="T4"> - VBE</text:span><text:span text:style-name="T6">SAT</text:span><text:span text:style-name="T4">) / I</text:span><text:span text:style-name="T6">B</text:span><text:span text:style-name="T7">min</text:span><text:span text:style-name="T4"> = (3,3 – 0,7) / 0,00012 = 21666 Ω. Il faut un facteur 2 de sécurité, on choisit donc 10 kΩ.</text:span></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text:soft-page-break/>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5441316" text:style-name="L6">
        <text:list-item>
          <text:p text:style-name="P25">Carte de dispatching (connecteur Pi + connecteurs autres cartes) + ADC</text:p>
        </text:list-item>
        <text:list-item>
          <text:p text:style-name="P25">Carte LED</text:p>
        </text:list-item>
        <text:list-item>
          <text:p text:style-name="P25">Carte Pédales/boutons</text:p>
        </text:list-item>
        <text:list-item>
          <text:p text:style-name="P25">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olice_20_par_20_défaut" style:display-name="Police par défaut" style:family="text"/>
    <style:style style:name="Code" style:family="text" style:parent-style-name="Police_20_par_20_défaut">
      <style:text-properties style:font-name="Courier New"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5.12</text:modification-date></text:span></text:p>
            </table:table-cell>
          </table:table-row>
        </table:table>
        <text:p text:style-name="MP5"><draw:line text:anchor-type="char" draw:z-index="7" draw:style-name="Mgr1" draw:text-style-name="MP6" svg:x1="0cm" svg:y1="0.072cm" svg:x2="16.942cm" svg:y2="0.072cm"><text:p/></draw:line></text:p>
      </style:header>
      <style:footer>
        <text:p text:style-name="MP7"><draw:line text:anchor-type="char" draw:z-index="1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02 – </text:span><text:span text:style-name="MT1"><text:user-defined text:name="Company"/></text:span></text:p>
            </table:table-cell>
            <table:table-cell table:style-name="Tableau4.A1" office:value-type="string">
              <text:p text:style-name="MP9"><text:span text:style-name="MT1">Page </text:span><text:span text:style-name="MT2"><text:page-number text:select-page="current">8</text:page-number></text:span><text:span text:style-name="MT1"> / </text:span><text:span text:style-name="MT2"><text:page-count style:num-format="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219</meta:editing-cycles>
    <meta:editing-duration>PT287H38M07S</meta:editing-duration>
    <meta:generator>OpenOffice.org/3.2$Win32 OpenOffice.org_project/320m12$Build-9483</meta:generator>
    <dc:date>2016-05-12T15:35:26.38</dc:date>
    <meta:document-statistic meta:table-count="5" meta:image-count="0" meta:object-count="0" meta:page-count="8" meta:paragraph-count="112" meta:word-count="1163" meta:character-count="6598"/>
    <meta:user-defined meta:name="Référence">-</meta:user-defined>
    <meta:user-defined meta:name="Version">1.0</meta:user-defined>
  </office:meta>
</office:document-meta>
</file>